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741cm" fo:margin-left="-1.383cm" fo:margin-right="-0.36cm" table:align="margins" style:writing-mode="lr-tb"/>
    </style:style>
    <style:style style:name="Таблица1.A" style:family="table-column">
      <style:table-column-properties style:column-width="0.155cm" style:rel-column-width="542*"/>
    </style:style>
    <style:style style:name="Таблица1.B" style:family="table-column">
      <style:table-column-properties style:column-width="1.014cm" style:rel-column-width="3546*"/>
    </style:style>
    <style:style style:name="Таблица1.C" style:family="table-column">
      <style:table-column-properties style:column-width="0.462cm" style:rel-column-width="1616*"/>
    </style:style>
    <style:style style:name="Таблица1.D" style:family="table-column">
      <style:table-column-properties style:column-width="1.302cm" style:rel-column-width="4551*"/>
    </style:style>
    <style:style style:name="Таблица1.E" style:family="table-column">
      <style:table-column-properties style:column-width="1.764cm" style:rel-column-width="6168*"/>
    </style:style>
    <style:style style:name="Таблица1.F" style:family="table-column">
      <style:table-column-properties style:column-width="7.253cm" style:rel-column-width="25362*"/>
    </style:style>
    <style:style style:name="Таблица1.G" style:family="table-column">
      <style:table-column-properties style:column-width="3.395cm" style:rel-column-width="11873*"/>
    </style:style>
    <style:style style:name="Таблица1.H" style:family="table-column">
      <style:table-column-properties style:column-width="0.067cm" style:rel-column-width="234*"/>
    </style:style>
    <style:style style:name="Таблица1.I" style:family="table-column">
      <style:table-column-properties style:column-width="3.33cm" style:rel-column-width="11643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G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I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Таблица1.A1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.G17" style:family="table-cell" style:data-style-name="N0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B1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35" style:family="table-row">
      <style:table-row-properties style:row-height="0.586cm" style:keep-together="true" fo:keep-together="auto"/>
    </style:style>
    <style:style style:name="Таблица1.H48" style:family="table-cell" style:data-style-name="N0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8.935cm" fo:margin-left="-1.55cm" table:align="left" style:writing-mode="lr-tb"/>
    </style:style>
    <style:style style:name="Таблица2.A" style:family="table-column">
      <style:table-column-properties style:column-width="2.909cm"/>
    </style:style>
    <style:style style:name="Таблица2.B" style:family="table-column">
      <style:table-column-properties style:column-width="12.594cm"/>
    </style:style>
    <style:style style:name="Таблица2.C" style:family="table-column">
      <style:table-column-properties style:column-width="3.433cm"/>
    </style:style>
    <style:style style:name="Таблица2.1" style:family="table-row">
      <style:table-row-properties style:min-row-height="1.127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1.164cm" style:keep-together="true"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889cm" fo:margin-left="-1.55cm" table:align="left" style:writing-mode="lr-tb"/>
    </style:style>
    <style:style style:name="Таблица3.A" style:family="table-column">
      <style:table-column-properties style:column-width="1.879cm"/>
    </style:style>
    <style:style style:name="Таблица3.B" style:family="table-column">
      <style:table-column-properties style:column-width="1.482cm"/>
    </style:style>
    <style:style style:name="Таблица3.C" style:family="table-column">
      <style:table-column-properties style:column-width="0.926cm"/>
    </style:style>
    <style:style style:name="Таблица3.D" style:family="table-column">
      <style:table-column-properties style:column-width="2.849cm"/>
    </style:style>
    <style:style style:name="Таблица3.E" style:family="table-column">
      <style:table-column-properties style:column-width="3.826cm"/>
    </style:style>
    <style:style style:name="Таблица3.F" style:family="table-column">
      <style:table-column-properties style:column-width="3.57cm"/>
    </style:style>
    <style:style style:name="Таблица3.G" style:family="table-column">
      <style:table-column-properties style:column-width="4.359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3.G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.F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.5" style:family="table-row">
      <style:table-row-properties style:row-height="0.586cm" style:keep-together="true" fo:keep-together="auto"/>
    </style:style>
    <style:style style:name="Таблица5" style:family="table">
      <style:table-properties style:width="18.889cm" fo:margin-left="-1.55cm" table:align="left" style:writing-mode="lr-tb"/>
    </style:style>
    <style:style style:name="Таблица5.A" style:family="table-column">
      <style:table-column-properties style:column-width="1.879cm"/>
    </style:style>
    <style:style style:name="Таблица5.B" style:family="table-column">
      <style:table-column-properties style:column-width="1.482cm"/>
    </style:style>
    <style:style style:name="Таблица5.C" style:family="table-column">
      <style:table-column-properties style:column-width="0.926cm"/>
    </style:style>
    <style:style style:name="Таблица5.D" style:family="table-column">
      <style:table-column-properties style:column-width="2.849cm"/>
    </style:style>
    <style:style style:name="Таблица5.E" style:family="table-column">
      <style:table-column-properties style:column-width="3.826cm"/>
    </style:style>
    <style:style style:name="Таблица5.F" style:family="table-column">
      <style:table-column-properties style:column-width="3.57cm"/>
    </style:style>
    <style:style style:name="Таблица5.G" style:family="table-column">
      <style:table-column-properties style:column-width="4.35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5.G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5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.B3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.F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.5" style:family="table-row">
      <style:table-row-properties style:row-height="0.586cm" style:keep-together="true" fo:keep-together="auto"/>
    </style:style>
    <style:style style:name="Таблица4" style:family="table">
      <style:table-properties style:width="18.889cm" fo:margin-left="-1.55cm" table:align="left" style:writing-mode="lr-tb"/>
    </style:style>
    <style:style style:name="Таблица4.A" style:family="table-column">
      <style:table-column-properties style:column-width="1.734cm"/>
    </style:style>
    <style:style style:name="Таблица4.B" style:family="table-column">
      <style:table-column-properties style:column-width="1.185cm"/>
    </style:style>
    <style:style style:name="Таблица4.C" style:family="table-column">
      <style:table-column-properties style:column-width="0.829cm"/>
    </style:style>
    <style:style style:name="Таблица4.D" style:family="table-column">
      <style:table-column-properties style:column-width="7.066cm"/>
    </style:style>
    <style:style style:name="Таблица4.E" style:family="table-column">
      <style:table-column-properties style:column-width="8.075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cm" fo:border="0.018cm solid #000000" style:writing-mode="lr-tb"/>
    </style:style>
    <style:style style:name="Таблица4.A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Таблица4.A3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4.C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.E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.6" style:family="table-row">
      <style:table-row-properties style:row-height="1.154cm" style:keep-together="true" fo:keep-together="auto"/>
    </style:style>
    <style:style style:name="Таблица4.7" style:family="table-row">
      <style:table-row-properties style:row-height="0.586cm" style:keep-together="true" fo:keep-together="auto"/>
    </style:style>
    <style:style style:name="Таблица6" style:family="table">
      <style:table-properties style:width="18.889cm" fo:margin-left="-1.55cm" table:align="left" style:writing-mode="lr-tb"/>
    </style:style>
    <style:style style:name="Таблица6.A" style:family="table-column">
      <style:table-column-properties style:column-width="1.734cm"/>
    </style:style>
    <style:style style:name="Таблица6.B" style:family="table-column">
      <style:table-column-properties style:column-width="1.185cm"/>
    </style:style>
    <style:style style:name="Таблица6.C" style:family="table-column">
      <style:table-column-properties style:column-width="0.829cm"/>
    </style:style>
    <style:style style:name="Таблица6.D" style:family="table-column">
      <style:table-column-properties style:column-width="7.066cm"/>
    </style:style>
    <style:style style:name="Таблица6.E" style:family="table-column">
      <style:table-column-properties style:column-width="8.07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="0cm" fo:border="0.018cm solid #000000" style:writing-mode="lr-tb"/>
    </style:style>
    <style:style style:name="Таблица6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.E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6.4" style:family="table-row">
      <style:table-row-properties style:row-height="1.154cm" style:keep-together="true" fo:keep-together="auto"/>
    </style:style>
    <style:style style:name="Таблица6.5" style:family="table-row">
      <style:table-row-properties style:row-height="2.711cm" style:keep-together="true" fo:keep-together="auto"/>
    </style:style>
    <style:style style:name="Таблица6.6" style:family="table-row">
      <style:table-row-properties style:row-height="1.896cm" style:keep-together="true" fo:keep-together="auto"/>
    </style:style>
    <style:style style:name="Таблица6.7" style:family="table-row">
      <style:table-row-properties style:row-height="3.022cm" style:keep-together="true" fo:keep-together="auto"/>
    </style:style>
    <style:style style:name="Таблица7" style:family="table">
      <style:table-properties style:width="18.889cm" fo:margin-left="-1.55cm" table:align="left" style:writing-mode="lr-tb"/>
    </style:style>
    <style:style style:name="Таблица7.A" style:family="table-column">
      <style:table-column-properties style:column-width="1.734cm"/>
    </style:style>
    <style:style style:name="Таблица7.B" style:family="table-column">
      <style:table-column-properties style:column-width="1.185cm"/>
    </style:style>
    <style:style style:name="Таблица7.C" style:family="table-column">
      <style:table-column-properties style:column-width="0.829cm"/>
    </style:style>
    <style:style style:name="Таблица7.D" style:family="table-column">
      <style:table-column-properties style:column-width="7.066cm"/>
    </style:style>
    <style:style style:name="Таблица7.E" style:family="table-column">
      <style:table-column-properties style:column-width="8.075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="0cm" fo:border="0.018cm solid #000000" style:writing-mode="lr-tb"/>
    </style:style>
    <style:style style:name="Таблица7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7.C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.E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7.4" style:family="table-row">
      <style:table-row-properties style:row-height="1.154cm" style:keep-together="true" fo:keep-together="auto"/>
    </style:style>
    <style:style style:name="Таблица7.5" style:family="table-row">
      <style:table-row-properties style:row-height="0.586cm" style:keep-together="true" fo:keep-together="auto"/>
    </style:style>
    <style:style style:name="Таблица7.6" style:family="table-row">
      <style:table-row-properties style:row-height="1.161cm" style:keep-together="true" fo:keep-together="auto"/>
    </style:style>
    <style:style style:name="Таблица7.7" style:family="table-row">
      <style:table-row-properties style:row-height="1.434cm" style:keep-together="true" fo:keep-together="auto"/>
    </style:style>
    <style:style style:name="Таблица8" style:family="table">
      <style:table-properties style:width="18.889cm" fo:margin-left="-1.55cm" table:align="left" style:writing-mode="lr-tb"/>
    </style:style>
    <style:style style:name="Таблица8.A" style:family="table-column">
      <style:table-column-properties style:column-width="1.734cm"/>
    </style:style>
    <style:style style:name="Таблица8.B" style:family="table-column">
      <style:table-column-properties style:column-width="1.185cm"/>
    </style:style>
    <style:style style:name="Таблица8.C" style:family="table-column">
      <style:table-column-properties style:column-width="0.829cm"/>
    </style:style>
    <style:style style:name="Таблица8.D" style:family="table-column">
      <style:table-column-properties style:column-width="7.066cm"/>
    </style:style>
    <style:style style:name="Таблица8.E" style:family="table-column">
      <style:table-column-properties style:column-width="8.075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padding="0cm" fo:border="0.018cm solid #000000" style:writing-mode="lr-tb"/>
    </style:style>
    <style:style style:name="Таблица8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8.C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E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8.3" style:family="table-row">
      <style:table-row-properties style:row-height="1.154cm" style:keep-together="true" fo:keep-together="auto"/>
    </style:style>
    <style:style style:name="Таблица8.4" style:family="table-row">
      <style:table-row-properties style:row-height="0.586cm" style:keep-together="true" fo:keep-together="auto"/>
    </style:style>
    <style:style style:name="Таблица8.6" style:family="table-row">
      <style:table-row-properties style:row-height="1.409cm" style:keep-together="true" fo:keep-together="auto"/>
    </style:style>
    <style:style style:name="P1" style:family="paragraph" style:parent-style-name="Standard">
      <style:text-properties style:use-window-font-color="true" fo:font-size="14pt" fo:language="ru" fo:country="RU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4pt" fo:language="ru" fo:country="RU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4" style:family="paragraph" style:parent-style-name="Standard">
      <style:paragraph-properties style:snap-to-layout-grid="false"/>
      <style:text-properties style:use-window-font-color="true" fo:font-size="14pt" fo:language="ru" fo:country="RU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14pt" fo:language="ru" fo:country="RU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Standard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style:use-window-font-color="true" fo:font-size="14pt" fo:language="ru" fo:country="RU" fo:background-color="#ffff00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language="ru" fo:country="RU" fo:background-color="#ffff00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background-color="#ffff00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style:snap-to-layout-grid="false"/>
      <style:text-properties style:use-window-font-color="true" fo:font-size="14pt" fo:language="en" fo:country="US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en" fo:country="US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style:snap-to-layout-gri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style:snap-to-layout-grid="false"/>
      <style:text-properties style:use-window-font-color="true" fo:font-size="12pt" fo:language="ru" fo:country="RU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ru" fo:country="RU" fo:background-color="#00ff00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paragraph-properties fo:text-align="center" style:justify-single-word="false" style:snap-to-layout-grid="false"/>
    </style:style>
    <style:style style:name="P23" style:family="paragraph" style:parent-style-name="Standard">
      <style:paragraph-properties style:snap-to-layout-grid="false"/>
      <style:text-properties fo:language="ru" fo:country="RU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P26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7" style:family="paragraph" style:parent-style-name="Heading_20_3">
      <style:paragraph-properties style:snap-to-layout-grid="false">
        <style:tab-stops>
          <style:tab-stop style:position="0cm"/>
        </style:tab-stops>
      </style:paragraph-properties>
    </style:style>
    <style:style style:name="P28" style:family="paragraph" style:parent-style-name="Heading_20_4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29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</style:style>
    <style:style style:name="P3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use-window-font-color="true" fo:font-size="14pt" fo:language="ru" fo:country="RU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31" style:family="paragraph" style:parent-style-name="Heading_20_4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14pt" fo:language="ru" fo:country="RU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32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33" style:family="paragraph" style:parent-style-name="Heading_20_4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34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use-window-font-color="true" fo:font-size="14pt" fo:language="en" fo:country="US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35" style:family="paragraph" style:parent-style-name="Heading_20_4">
      <style:paragraph-properties style:snap-to-layout-grid="false">
        <style:tab-stops>
          <style:tab-stop style:position="0cm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size="10pt" fo:language="ru" fo:country="RU" fo:background-color="#00ff00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fo:font-size="12pt" fo:language="ru" fo:country="RU" fo:background-color="transparent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8" style:family="paragraph" style:parent-style-name="Standard" style:list-style-name="WW8Num2">
      <style:paragraph-properties fo:text-align="center" style:justify-single-word="false" style:snap-to-layout-grid="false">
        <style:tab-stops>
          <style:tab-stop style:position="0cm"/>
          <style:tab-stop style:position="0.847cm"/>
        </style:tab-stops>
      </style:paragraph-properties>
      <style:text-properties style:use-window-font-color="true" fo:font-size="14pt" fo:language="en" fo:country="US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style:snap-to-layout-grid="false"/>
      <style:text-properties style:use-window-font-color="true" fo:font-size="14pt" fo:language="ru" fo:country="RU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2" style:family="paragraph" style:parent-style-name="Standard">
      <style:paragraph-properties style:snap-to-layout-grid="false"/>
      <style:text-properties style:use-window-font-color="true" fo:font-size="14pt" fo:language="ru" fo:country="RU" fo:background-color="#ffff00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43" style:family="paragraph" style:parent-style-name="Standard">
      <style:paragraph-properties fo:text-align="center" style:justify-single-word="false"/>
      <style:text-properties style:use-window-font-color="true" fo:font-size="14pt" fo:language="ru" fo:country="RU" fo:background-color="#ffff00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background-color="#ffff00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45" style:family="paragraph" style:parent-style-name="Standard">
      <style:paragraph-properties fo:text-align="center" style:justify-single-word="false" style:snap-to-layout-grid="false"/>
    </style:style>
    <style:style style:name="T1" style:family="text"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T2" style:family="text"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3" style:family="text">
      <style:text-properties style:use-window-font-color="true" fo:font-size="14pt" fo:language="ru" fo:country="RU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style:use-window-font-color="true" fo:font-size="14pt" fo:language="ru" fo:country="RU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4pt" fo:language="ru" fo:country="RU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6" style:family="text">
      <style:text-properties style:use-window-font-color="true" fo:font-size="14pt" fo:language="ru" fo:country="RU" fo:background-color="#ffff00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7" style:family="text">
      <style:text-properties style:use-window-font-color="true" fo:font-size="14pt" fo:language="en" fo:country="US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8" style:family="text">
      <style:text-properties style:use-window-font-color="true" fo:font-size="14pt" fo:language="en" fo:country="US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T9" style:family="text">
      <style:text-properties style:use-window-font-color="true" fo:font-size="14pt" fo:language="en" fo:country="US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10" style:family="text">
      <style:text-properties style:use-window-font-color="true" fo:font-size="14pt" fo:language="en" fo:country="US" fo:background-color="#ffff00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11" style:family="text">
      <style:text-properties style:use-window-font-color="true" fo:font-size="14pt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12" style:family="text">
      <style:text-properties fo:language="ru" fo:country="RU"/>
    </style:style>
    <style:style style:name="T13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Textformatvorlage"/>
          </table:table-cell>
          <table:table-cell table:style-name="Таблица1.A1" table:number-columns-spanned="8" office:value-type="string">
            <text:p text:style-name="P29"><text:span text:style-name="T2">Таблица адресов </text:span><text:span text:style-name="T7">MODBUS </text:span><text:span text:style-name="T2">контроллера </text:span><text:span text:style-name="T7">“</text:span><text:span text:style-name="T2">Стандарт»-КП7.</text:span><text:span text:style-name="T7">GSM</text:span></text:p>
            <text:p text:style-name="P28"><text:span text:style-name="T2">СЧЕТНЫЕ ВХОДЫ (</text:span><text:span text:style-name="T7">HOLDING</text:span><text:span text:style-name="T2"> </text:span><text:span text:style-name="T7">REG</text:span><text:span text:style-name="T2">) ( КОМАНДЫ 3,6,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1.</text:p>
          </table:table-cell>
          <table:table-cell table:style-name="Таблица1.A2" table:number-columns-spanned="4" office:value-type="string">
            <text:p text:style-name="P31">ТИИ1(хранимый <text:s/>регистр)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>0x150</text:p>
          </table:table-cell>
          <table:covered-table-cell/>
          <table:table-cell table:style-name="Таблица1.I2" office:value-type="string">
            <text:p text:style-name="P30">0-65535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2.</text:p>
          </table:table-cell>
          <table:table-cell table:style-name="Таблица1.A2" table:number-columns-spanned="4" office:value-type="string">
            <text:p text:style-name="P31">ТИИ2(хранимый <text:s/>регистр)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>0x151</text:p>
          </table:table-cell>
          <table:covered-table-cell/>
          <table:table-cell table:style-name="Таблица1.I2" office:value-type="string">
            <text:p text:style-name="P30">0-65535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3.</text:p>
          </table:table-cell>
          <table:table-cell table:style-name="Таблица1.A2" table:number-columns-spanned="4" office:value-type="string">
            <text:p text:style-name="P31">ТИИ3(хранимый <text:s/>регистр)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>0x152</text:p>
          </table:table-cell>
          <table:covered-table-cell/>
          <table:table-cell table:style-name="Таблица1.I2" office:value-type="string">
            <text:p text:style-name="P30">0-65535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4.</text:p>
          </table:table-cell>
          <table:table-cell table:style-name="Таблица1.A2" table:number-columns-spanned="4" office:value-type="string">
            <text:p text:style-name="P31">ТИИ4(хранимый <text:s/>регистр)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>0x153</text:p>
          </table:table-cell>
          <table:covered-table-cell/>
          <table:table-cell table:style-name="Таблица1.I2" office:value-type="string">
            <text:p text:style-name="P30">0-65535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5.</text:p>
          </table:table-cell>
          <table:table-cell table:style-name="Таблица1.A2" table:number-columns-spanned="4" office:value-type="string">
            <text:p text:style-name="P31">ТИИ5(хранимый <text:s/>регистр)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>0x154</text:p>
          </table:table-cell>
          <table:covered-table-cell/>
          <table:table-cell table:style-name="Таблица1.I2" office:value-type="string">
            <text:p text:style-name="P30">0-65535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6.</text:p>
          </table:table-cell>
          <table:table-cell table:style-name="Таблица1.A2" table:number-columns-spanned="4" office:value-type="string">
            <text:p text:style-name="P31">ТИИ6(хранимый <text:s/>регистр)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>0x155</text:p>
          </table:table-cell>
          <table:covered-table-cell/>
          <table:table-cell table:style-name="Таблица1.I2" office:value-type="string">
            <text:p text:style-name="P30">0-65535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7.</text:p>
          </table:table-cell>
          <table:table-cell table:style-name="Таблица1.A2" table:number-columns-spanned="4" office:value-type="string">
            <text:p text:style-name="P31">ТИИ7(хранимый <text:s/>регистр)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>0x156</text:p>
          </table:table-cell>
          <table:covered-table-cell/>
          <table:table-cell table:style-name="Таблица1.I2" office:value-type="string">
            <text:p text:style-name="P30">0-65535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8.</text:p>
          </table:table-cell>
          <table:table-cell table:style-name="Таблица1.A2" table:number-columns-spanned="4" office:value-type="string">
            <text:p text:style-name="P31">ТИИ8(хранимый <text:s/>регистр)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>0x157</text:p>
          </table:table-cell>
          <table:covered-table-cell/>
          <table:table-cell table:style-name="Таблица1.I2" office:value-type="string">
            <text:p text:style-name="P30">0-65535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/>
          </table:table-cell>
          <table:table-cell table:style-name="Таблица1.A2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0"/>
          </table:table-cell>
          <table:covered-table-cell/>
          <table:table-cell table:style-name="Таблица1.I2" office:value-type="string">
            <text:p text:style-name="P30"/>
          </table:table-cell>
        </table:table-row>
        <table:table-row table:style-name="Таблица1.1">
          <table:table-cell table:style-name="Таблица1.A11" office:value-type="string">
            <text:p text:style-name="Textformatvorlage"/>
          </table:table-cell>
          <table:table-cell table:style-name="Таблица1.A11" table:number-columns-spanned="8" office:value-type="string">
            <text:p text:style-name="P29"><text:span text:style-name="T2">АНАЛОГОВЫЕ ВХОДЫ( </text:span><text:span text:style-name="T7">INPUT</text:span><text:span text:style-name="T2"> </text:span><text:span text:style-name="T7">REG</text:span><text:span text:style-name="T2">) ( КОМАНДЫ 4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1.</text:p>
          </table:table-cell>
          <table:table-cell table:style-name="Таблица1.A2" table:number-columns-spanned="4" office:value-type="string">
            <text:p text:style-name="P35"><text:span text:style-name="T4">ТИ</text:span><text:span text:style-name="T8">T</text:span><text:span text:style-name="T4">1(входной регистр </text:span><text:span text:style-name="T8">UINT</text:span><text:span text:style-name="T4">)</text:span>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>0x160</text:p>
          </table:table-cell>
          <table:covered-table-cell/>
          <table:table-cell table:style-name="Таблица1.I2" office:value-type="string">
            <text:p text:style-name="P30">0-65535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2.</text:p>
          </table:table-cell>
          <table:table-cell table:style-name="Таблица1.A2" table:number-columns-spanned="4" office:value-type="string">
            <text:p text:style-name="P35"><text:span text:style-name="T4">ТИ</text:span><text:span text:style-name="T8">T</text:span><text:span text:style-name="T4">2(входной регистр </text:span><text:span text:style-name="T8">UINT</text:span><text:span text:style-name="T4">)</text:span>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>0x161</text:p>
          </table:table-cell>
          <table:covered-table-cell/>
          <table:table-cell table:style-name="Таблица1.I2" office:value-type="string">
            <text:p text:style-name="P30">0-65535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3.</text:p>
          </table:table-cell>
          <table:table-cell table:style-name="Таблица1.A2" table:number-columns-spanned="4" office:value-type="string">
            <text:p text:style-name="P35"><text:span text:style-name="T4">Температура в кодах АЦП(входной регистр </text:span><text:span text:style-name="T8">UINT</text:span><text:span text:style-name="T4">)</text:span>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>0x162</text:p>
          </table:table-cell>
          <table:covered-table-cell/>
          <table:table-cell table:style-name="Таблица1.I2" office:value-type="string">
            <text:p text:style-name="P30">0-1023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/>
          </table:table-cell>
          <table:table-cell table:style-name="Таблица1.A2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0"/>
          </table:table-cell>
          <table:covered-table-cell/>
          <table:table-cell table:style-name="Таблица1.I2" office:value-type="string">
            <text:p text:style-name="P30"/>
          </table:table-cell>
        </table:table-row>
        <table:table-row table:style-name="Таблица1.1">
          <table:table-cell table:style-name="Таблица1.A11" office:value-type="string">
            <text:p text:style-name="Textformatvorlage"/>
          </table:table-cell>
          <table:table-cell table:style-name="Таблица1.A11" table:number-columns-spanned="8" office:value-type="string">
            <text:p text:style-name="P29"><text:span text:style-name="T2">ТЕЛЕСИГНАЛИЗАЦИЯ( </text:span><text:span text:style-name="T7">INPUT</text:span><text:span text:style-name="T2"> </text:span><text:span text:style-name="T7">REG</text:span><text:span text:style-name="T2">) ( КОМАНДЫ 4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1</text:p>
          </table:table-cell>
          <table:table-cell table:style-name="Таблица1.A2" table:number-columns-spanned="4" office:value-type="string">
            <text:p text:style-name="P35"><text:span text:style-name="T8">TC</text:span><text:span text:style-name="T4">(входной регистр </text:span><text:span text:style-name="T8">UINT</text:span><text:span text:style-name="T4"> битовое поле) <text:s/>(встроенные ТС1 ТС2 )</text:span></text:p>
            <text:p text:style-name="Standard"/>
          </table:table-cell>
          <table:covered-table-cell/>
          <table:covered-table-cell/>
          <table:covered-table-cell/>
          <table:table-cell table:style-name="Таблица1.G17" table:number-columns-spanned="2" office:value-type="float" office:value="0">
            <text:p text:style-name="P34">0</text:p>
          </table:table-cell>
          <table:covered-table-cell/>
          <table:table-cell table:style-name="Таблица1.I2" office:value-type="string">
            <text:p text:style-name="P34">UINT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B18" office:value-type="float" office:value="2">
            <text:p text:style-name="P34">2</text:p>
          </table:table-cell>
          <table:table-cell table:style-name="Таблица1.A2" table:number-columns-spanned="4" office:value-type="string">
            <text:p text:style-name="P35"><text:span text:style-name="T8">TC</text:span><text:span text:style-name="T4">(входной регистр </text:span><text:span text:style-name="T8">UINT</text:span><text:span text:style-name="T4"> битовое поле)</text:span></text:p>
            <text:p text:style-name="P5">ТС1-ТС8 платы коммуникационной <text:s/></text:p>
            <text:p text:style-name="P5">ТС1-ТС<text:span text:style-name="T13">5</text:span> МКД-01</text:p>
            <text:p text:style-name="Standard"/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29"><text:span text:style-name="T4">0</text:span><text:span text:style-name="T8">x</text:span><text:span text:style-name="T4">168</text:span></text:p>
          </table:table-cell>
          <table:covered-table-cell/>
          <table:table-cell table:style-name="Таблица1.I2" office:value-type="string">
            <text:p text:style-name="P34">UINT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/>
          </table:table-cell>
          <table:table-cell table:style-name="Таблица1.A2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/>
          </table:table-cell>
          <table:covered-table-cell/>
          <table:table-cell table:style-name="Таблица1.I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>7</text:p>
          </table:table-cell>
          <table:table-cell table:style-name="Таблица1.A2" table:number-columns-spanned="4" office:value-type="string">
            <text:p text:style-name="P16">Текущий индекс архива в контроллере <text:s/>ДНС (0-99)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29"><text:span text:style-name="T4">0</text:span><text:span text:style-name="T8">x</text:span><text:span text:style-name="T4">170</text:span></text:p>
          </table:table-cell>
          <table:covered-table-cell/>
          <table:table-cell table:style-name="Таблица1.I2" office:value-type="string">
            <text:p text:style-name="P34">UINT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/>
          </table:table-cell>
          <table:table-cell table:style-name="Таблица1.A2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0"/>
          </table:table-cell>
          <table:covered-table-cell/>
          <table:table-cell table:style-name="Таблица1.I2" office:value-type="string">
            <text:p text:style-name="P34"/>
          </table:table-cell>
        </table:table-row>
        <table:table-row table:style-name="Таблица1.1">
          <table:table-cell table:style-name="Таблица1.A11" office:value-type="string">
            <text:p text:style-name="Textformatvorlage"/>
          </table:table-cell>
          <table:table-cell table:style-name="Таблица1.A11" table:number-columns-spanned="8" office:value-type="string">
            <text:p text:style-name="P29"><text:span text:style-name="T2">Ваттграмма( </text:span><text:span text:style-name="T7">INPUT</text:span><text:span text:style-name="T2"> </text:span><text:span text:style-name="T7">REG</text:span><text:span text:style-name="T2">) ( КОМАНДЫ 4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1" office:value-type="string">
            <text:p text:style-name="Textformatvorlage"/>
          </table:table-cell>
          <table:table-cell table:style-name="Таблица1.A11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30"/>
          </table:table-cell>
          <table:table-cell table:style-name="Таблица1.A2" table:number-columns-spanned="4" office:value-type="string">
            <text:p text:style-name="P33"/>
            <text:p text:style-name="P6"/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4"/>
          </table:table-cell>
          <table:covered-table-cell/>
          <table:table-cell table:style-name="Таблица1.I2" office:value-type="string">
            <text:p text:style-name="P34"/>
          </table:table-cell>
        </table:table-row>
        <table:table-row table:style-name="Таблица1.1">
          <table:table-cell table:style-name="Таблица1.A11" office:value-type="string">
            <text:p text:style-name="Textformatvorlage"/>
          </table:table-cell>
          <table:table-cell table:style-name="Таблица1.A11" table:number-columns-spanned="8" office:value-type="string">
            <text:p text:style-name="P25">Команды телеуправления( КОМАНДЫ 5)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B18" office:value-type="float" office:value="1">
            <text:list xml:id="list36180199" text:style-name="WW8Num2">
              <text:list-header>
                <text:p text:style-name="P38">1</text:p>
              </text:list-header>
            </text:list>
          </table:table-cell>
          <table:table-cell table:style-name="Таблица1.A2" table:number-columns-spanned="4" office:value-type="string">
            <text:p text:style-name="P21"><text:span text:style-name="T5">Включение\выключение ТУ1 ( управление </text:span><text:span text:style-name="T9">BOOL</text:span><text:span text:style-name="T5">) для платы коммутационной</text:span>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14">0x200</text:p>
          </table:table-cell>
          <table:covered-table-cell/>
          <table:table-cell table:style-name="Таблица1.I2" office:value-type="string">
            <text:p text:style-name="P22"><text:span text:style-name="T5">0</text:span><text:span text:style-name="T9">xff</text:span><text:span text:style-name="T5">00,0</text:span>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B18" office:value-type="float" office:value="2">
            <text:list xml:id="list36420989" text:continue-numbering="true" text:style-name="WW8Num2">
              <text:list-header>
                <text:p text:style-name="P38">2</text:p>
              </text:list-header>
            </text:list>
          </table:table-cell>
          <table:table-cell table:style-name="Таблица1.A2" table:number-columns-spanned="4" office:value-type="string">
            <text:p text:style-name="P21"><text:span text:style-name="T5">Включение\выключение ТУ2( управление </text:span><text:span text:style-name="T9">BOOL</text:span><text:span text:style-name="T5">) для платы коммутационной</text:span>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14">0x201</text:p>
          </table:table-cell>
          <table:covered-table-cell/>
          <table:table-cell table:style-name="Таблица1.I2" office:value-type="string">
            <text:p text:style-name="P22"><text:span text:style-name="T5">0</text:span><text:span text:style-name="T9">xff</text:span><text:span text:style-name="T5">00,0</text:span>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B18" office:value-type="float" office:value="3">
            <text:list xml:id="list36399702" text:continue-numbering="true" text:style-name="WW8Num2">
              <text:list-header>
                <text:p text:style-name="P38">3</text:p>
              </text:list-header>
            </text:list>
          </table:table-cell>
          <table:table-cell table:style-name="Таблица1.A2" table:number-columns-spanned="4" office:value-type="string">
            <text:p text:style-name="P21"><text:span text:style-name="T5">Импульс 8 секунд по <text:s/>ТУ1( управление </text:span><text:span text:style-name="T9">BOOL</text:span><text:span text:style-name="T5">)</text:span></text:p>
            <text:p text:style-name="P4">для платы коммутационной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14">0x202</text:p>
          </table:table-cell>
          <table:covered-table-cell/>
          <table:table-cell table:style-name="Таблица1.I2" office:value-type="string">
            <text:p text:style-name="P22"><text:span text:style-name="T5">0</text:span><text:span text:style-name="T9">xff</text:span><text:span text:style-name="T5">00</text:span>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B18" office:value-type="float" office:value="4">
            <text:list xml:id="list36421339" text:continue-numbering="true" text:style-name="WW8Num2">
              <text:list-header>
                <text:p text:style-name="P38">4</text:p>
              </text:list-header>
            </text:list>
          </table:table-cell>
          <table:table-cell table:style-name="Таблица1.A2" table:number-columns-spanned="4" office:value-type="string">
            <text:p text:style-name="P21"><text:span text:style-name="T5">Импульс 8 секунд по <text:s/>ТУ2( управление </text:span><text:span text:style-name="T9">BOOL</text:span><text:span text:style-name="T5">)</text:span></text:p>
            <text:p text:style-name="P4">для платы коммутационной</text:p>
            <text:p text:style-name="P4"/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14">0x203</text:p>
          </table:table-cell>
          <table:covered-table-cell/>
          <table:table-cell table:style-name="Таблица1.I2" office:value-type="string">
            <text:p text:style-name="P22"><text:span text:style-name="T5">0</text:span><text:span text:style-name="T9">xff</text:span><text:span text:style-name="T5">00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B18" office:value-type="float" office:value="5">
            <text:p text:style-name="P30">5</text:p>
          </table:table-cell>
          <table:table-cell table:style-name="Таблица1.A2" table:number-columns-spanned="4" office:value-type="string">
            <text:p text:style-name="P31">Взятие\снятие с охраны диспетчером</text:p>
            <text:p text:style-name="P5">для МКД-01</text:p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"><text:span text:style-name="T13">0x</text:span>204</text:p>
          </table:table-cell>
          <table:covered-table-cell/>
          <table:table-cell table:style-name="Таблица1.I2" office:value-type="string">
            <text:p text:style-name="P22"><text:span text:style-name="T5">0</text:span><text:span text:style-name="T9">xff</text:span><text:span text:style-name="T5">00</text:span></text:p>
          </table:table-cell>
        </table:table-row>
        <table:table-row table:style-name="Таблица1.1">
          <table:table-cell table:style-name="Таблица1.A2" office:value-type="string">
            <text:p text:style-name="Textformatvorlage"/>
          </table:table-cell>
          <table:table-cell table:style-name="Таблица1.A2" office:value-type="string">
            <text:p text:style-name="P4"/>
          </table:table-cell>
          <table:table-cell table:style-name="Таблица1.A2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30"/>
          </table:table-cell>
          <table:covered-table-cell/>
          <table:table-cell table:style-name="Таблица1.I2" office:value-type="string">
            <text:p text:style-name="P30"/>
          </table:table-cell>
        </table:table-row>
        <table:table-row table:style-name="Таблица1.1">
          <table:table-cell table:style-name="Таблица1.A11" table:number-columns-spanned="9" office:value-type="string">
            <text:p text:style-name="P27"><text:span text:style-name="T1">Конфигурация ДНС </text:span><text:span text:style-name="T3">(3,6,16)</text:span>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table:number-columns-spanned="3" office:value-type="string">
            <text:p text:style-name="P13">registr</text:p>
          </table:table-cell>
          <table:covered-table-cell/>
          <table:covered-table-cell/>
          <table:table-cell table:style-name="Таблица1.A2" office:value-type="string">
            <text:p text:style-name="P13">reg</text:p>
          </table:table-cell>
          <table:table-cell table:style-name="Таблица1.A2" table:number-columns-spanned="3" office:value-type="string">
            <text:p text:style-name="P14">Name</text:p>
          </table:table-cell>
          <table:covered-table-cell/>
          <table:covered-table-cell/>
          <table:table-cell table:style-name="Таблица1.I2" table:number-columns-spanned="2" office:value-type="string">
            <text:p text:style-name="P14">description</text:p>
          </table:table-cell>
          <table:covered-table-cell/>
        </table:table-row>
        <table:table-row table:style-name="Таблица1.1">
          <table:table-cell table:style-name="Таблица1.A2" table:number-columns-spanned="3" office:value-type="string">
            <text:p text:style-name="P21"><text:span text:style-name="T5">0</text:span><text:span text:style-name="T9">x</text:span><text:span text:style-name="T5">400</text:span></text:p>
          </table:table-cell>
          <table:covered-table-cell/>
          <table:covered-table-cell/>
          <table:table-cell table:style-name="Таблица1.A2" office:value-type="string">
            <text:p text:style-name="P4">26</text:p>
          </table:table-cell>
          <table:table-cell table:style-name="Таблица1.A2" table:number-columns-spanned="3" office:value-type="string">
            <text:p text:style-name="P3">Время замера на отводе <text:s/></text:p>
          </table:table-cell>
          <table:covered-table-cell/>
          <table:covered-table-cell/>
          <table:table-cell table:style-name="Таблица1.I2" table:number-columns-spanned="2" office:value-type="string">
            <text:p text:style-name="P3">( минуты)</text:p>
          </table:table-cell>
          <table:covered-table-cell/>
        </table:table-row>
        <table:table-row table:style-name="Таблица1.35">
          <table:table-cell table:style-name="Таблица1.A2" table:number-rows-spanned="1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Отвод1</text:p>
          </table:table-cell>
          <table:covered-table-cell/>
          <table:covered-table-cell/>
          <table:table-cell table:style-name="Таблица1.A11" table:number-columns-spanned="2" office:value-type="string">
            <text:p text:style-name="P4"/>
          </table:table-cell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Отвод2</text:p>
          </table:table-cell>
          <table:covered-table-cell/>
          <table:covered-table-cell/>
          <table:table-cell table:style-name="Таблица1.A11" table:number-columns-spanned="2" office:value-type="string">
            <text:p text:style-name="P4"/>
          </table:table-cell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Отвод3</text:p>
          </table:table-cell>
          <table:covered-table-cell/>
          <table:covered-table-cell/>
          <table:table-cell table:style-name="Таблица1.A11" table:number-columns-spanned="2" office:value-type="string">
            <text:p text:style-name="P4"/>
          </table:table-cell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Отвод4</text:p>
          </table:table-cell>
          <table:covered-table-cell/>
          <table:covered-table-cell/>
          <table:table-cell table:style-name="Таблица1.A11" table:number-columns-spanned="2" office:value-type="string">
            <text:p text:style-name="P4"/>
          </table:table-cell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Отвод5</text:p>
          </table:table-cell>
          <table:covered-table-cell/>
          <table:covered-table-cell/>
          <table:table-cell table:style-name="Таблица1.A11" table:number-columns-spanned="2" office:value-type="string">
            <text:p text:style-name="P4"/>
          </table:table-cell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Отвод6</text:p>
          </table:table-cell>
          <table:covered-table-cell/>
          <table:covered-table-cell/>
          <table:table-cell table:style-name="Таблица1.A11" table:number-columns-spanned="2" office:value-type="string">
            <text:p text:style-name="P4"/>
          </table:table-cell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Отвод7</text:p>
          </table:table-cell>
          <table:covered-table-cell/>
          <table:covered-table-cell/>
          <table:table-cell table:style-name="Таблица1.A11" table:number-columns-spanned="2" office:value-type="string">
            <text:p text:style-name="P4"/>
          </table:table-cell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Отвод8</text:p>
          </table:table-cell>
          <table:covered-table-cell/>
          <table:covered-table-cell/>
          <table:table-cell table:style-name="Таблица1.A11" table:number-columns-spanned="2" office:value-type="string">
            <text:p text:style-name="P4"/>
          </table:table-cell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20">0x410</text:p>
          </table:table-cell>
          <table:table-cell table:style-name="Таблица1.A2" table:number-columns-spanned="2" office:value-type="string">
            <text:p text:style-name="P3">ЧАС</text:p>
          </table:table-cell>
          <table:covered-table-cell/>
          <table:table-cell table:style-name="Таблица1.A11" table:number-rows-spanned="4" table:number-columns-spanned="2" office:value-type="string">
            <text:p text:style-name="P21"><text:span text:style-name="T5">Время снятия суточного замера </text:span><text:span text:style-name="T9">hh</text:span><text:span text:style-name="T5">:</text:span><text:span text:style-name="T9">mm</text:span><text:span text:style-name="T5">:</text:span><text:span text:style-name="T9">sec</text:span></text:p>
          </table:table-cell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20">0x411</text:p>
          </table:table-cell>
          <table:table-cell table:style-name="Таблица1.A2" table:number-columns-spanned="2" office:value-type="string">
            <text:p text:style-name="P3">МИНУТЫ</text:p>
          </table:table-cell>
          <table:covered-table-cell/>
          <table:covered-table-cell/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20">0x412</text:p>
          </table:table-cell>
          <table:table-cell table:style-name="Таблица1.A2" table:number-columns-spanned="2" office:value-type="string">
            <text:p text:style-name="P3">СЕКУНДЫ</text:p>
          </table:table-cell>
          <table:covered-table-cell/>
          <table:covered-table-cell/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table:number-columns-spanned="4" office:value-type="string">
            <text:p text:style-name="P4">0<text:span text:style-name="T13">x413</text:span></text:p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Признак </text:p>
            <text:p text:style-name="P2">разрешение работы алгоритма ДНС</text:p>
          </table:table-cell>
          <table:covered-table-cell/>
          <table:covered-table-cell/>
          <table:table-cell table:style-name="Таблица1.A11" table:number-columns-spanned="2" office:value-type="string">
            <text:p text:style-name="P22"><text:span text:style-name="T5">0</text:span><text:span text:style-name="T9">xAA</text:span></text:p>
          </table:table-cell>
          <table:covered-table-cell/>
        </table:table-row>
        <table:table-row table:style-name="Таблица1.1">
          <table:table-cell table:style-name="Таблица1.A2" table:number-columns-spanned="4" office:value-type="string">
            <text:p text:style-name="P4">0<text:span text:style-name="T13">x41</text:span>7</text:p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Разрешение пересчета в суточный замер</text:p>
            <text:p text:style-name="P3">начиная с версии 10.11.14</text:p>
          </table:table-cell>
          <table:covered-table-cell/>
          <table:covered-table-cell/>
          <table:table-cell table:style-name="Таблица1.H48" table:number-columns-spanned="2" office:value-type="float" office:value="1">
            <text:p text:style-name="P22">1</text:p>
          </table:table-cell>
          <table:covered-table-cell/>
        </table:table-row>
        <table:table-row table:style-name="Таблица1.1">
          <table:table-cell table:style-name="Таблица1.A2" table:number-columns-spanned="4" office:value-type="string">
            <text:p text:style-name="P4">0<text:span text:style-name="T13">x4</text:span>20</text:p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Интервал архивирования значения по входу ТИТ1</text:p>
          </table:table-cell>
          <table:covered-table-cell/>
          <table:covered-table-cell/>
          <table:table-cell table:style-name="Таблица1.A11" table:number-columns-spanned="2" office:value-type="string">
            <text:p text:style-name="P3"><text:s/>( минуты)</text:p>
          </table:table-cell>
          <table:covered-table-cell/>
        </table:table-row>
        <table:table-row table:style-name="Таблица1.1">
          <table:table-cell table:style-name="Таблица1.A2" table:number-columns-spanned="4" office:value-type="string">
            <text:p text:style-name="P4">0<text:span text:style-name="T13">x4</text:span>21</text:p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Интервал архивирования значения по входу ТИТ2</text:p>
            <text:p text:style-name="P3">начиная с версии 28.01.15</text:p>
          </table:table-cell>
          <table:covered-table-cell/>
          <table:covered-table-cell/>
          <table:table-cell table:style-name="Таблица1.A11" table:number-columns-spanned="2" office:value-type="string">
            <text:p text:style-name="P3"><text:s/>( минуты)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7"/>
            <text:p text:style-name="P7"/>
            <text:p text:style-name="P7">конфигурация алармов по входам ТC <text:s/>( входы ТC1-TC<text:span text:style-name="T13">8</text:span>)</text:p>
          </table:table-cell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13">0x430<text:span text:style-name="T12">-0</text:span>x437</text:p>
            <text:p text:style-name="P4">ТС1-ТС8</text:p>
            <text:p text:style-name="P4"/>
          </table:table-cell>
          <table:table-cell table:style-name="Таблица2.A2" office:value-type="string">
            <text:p text:style-name="P3">Разрешение архивации изменений ТС</text:p>
            <text:p text:style-name="P3"/>
            <text:p text:style-name="P18"/>
            <text:p text:style-name="P37">сработка ТС фиксируется в архиве</text:p>
            <text:p text:style-name="P36"/>
            <text:p text:style-name="P18"/>
            <text:p text:style-name="Table_20_Contents"/>
            <text:p text:style-name="Table_20_Contents"/>
            <text:p text:style-name="P3"/>
            <text:p text:style-name="P17"/>
          </table:table-cell>
          <table:table-cell table:style-name="Таблица2.C2" office:value-type="string">
            <text:p text:style-name="P19">0x40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ext:soft-page-break/>
        <table:table-row table:style-name="Таблица3.1">
          <table:table-cell table:style-name="Таблица3.A1" table:number-columns-spanned="4" office:value-type="string">
            <text:p text:style-name="P4"/>
            <text:p text:style-name="P1"/>
          </table:table-cell>
          <table:covered-table-cell/>
          <table:covered-table-cell/>
          <table:covered-table-cell/>
          <table:table-cell table:style-name="Таблица3.A1" table:number-columns-spanned="2" office:value-type="string">
            <text:p text:style-name="P3"/>
          </table:table-cell>
          <table:covered-table-cell/>
          <table:table-cell table:style-name="Таблица3.G1" office:value-type="string">
            <text:p text:style-name="P3"/>
          </table:table-cell>
        </table:table-row>
        <table:table-row table:style-name="Таблица3.1">
          <table:table-cell table:style-name="Таблица3.A2" table:number-columns-spanned="7" office:value-type="string">
            <text:p text:style-name="P26">Часы реального времени (команда 3,6,16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21"><text:span text:style-name="T5">0</text:span><text:span text:style-name="T9">x</text:span><text:span text:style-name="T5">1000</text:span></text:p>
          </table:table-cell>
          <table:table-cell table:style-name="Таблица3.A3" office:value-type="string">
            <text:p text:style-name="P4">6</text:p>
          </table:table-cell>
          <table:table-cell table:style-name="Таблица3.A3" office:value-type="string">
            <text:p text:style-name="P4"/>
          </table:table-cell>
          <table:table-cell table:style-name="Таблица3.A3" table:number-columns-spanned="2" office:value-type="string">
            <text:p text:style-name="P3"/>
          </table:table-cell>
          <table:covered-table-cell/>
          <table:table-cell table:style-name="Таблица3.F3" table:number-columns-spanned="2" office:value-type="string">
            <text:p text:style-name="P3"/>
          </table:table-cell>
          <table:covered-table-cell/>
        </table:table-row>
        <table:table-row table:style-name="Таблица3.1">
          <table:table-cell table:style-name="Таблица3.A3" office:value-type="string">
            <text:p text:style-name="P4"/>
          </table:table-cell>
          <table:table-cell table:style-name="Таблица3.A3" office:value-type="string">
            <text:p text:style-name="P4"/>
          </table:table-cell>
          <table:table-cell table:style-name="Таблица3.A3" office:value-type="string">
            <text:p text:style-name="P4"/>
          </table:table-cell>
          <table:table-cell table:style-name="Таблица3.A3" table:number-columns-spanned="2" office:value-type="string">
            <text:p text:style-name="P3">Структура часов</text:p>
          </table:table-cell>
          <table:covered-table-cell/>
          <table:table-cell table:style-name="Таблица3.F3" table:number-columns-spanned="2" office:value-type="string">
            <text:p text:style-name="P3"/>
          </table:table-cell>
          <table:covered-table-cell/>
        </table:table-row>
        <table:table-row table:style-name="Таблица3.5">
          <table:table-cell table:style-name="Таблица3.A3" table:number-rows-spanned="6" table:number-columns-spanned="2" office:value-type="string">
            <text:p text:style-name="P4"/>
          </table:table-cell>
          <table:covered-table-cell/>
          <table:table-cell table:style-name="Таблица3.A3" office:value-type="string">
            <text:p text:style-name="P10">1</text:p>
          </table:table-cell>
          <table:table-cell table:style-name="Таблица3.A3" table:number-columns-spanned="2" office:value-type="string">
            <text:p text:style-name="P12">секунды</text:p>
          </table:table-cell>
          <table:covered-table-cell/>
          <table:table-cell table:style-name="Таблица3.F3" table:number-columns-spanned="2" office:value-type="string">
            <text:p text:style-name="P3"/>
          </table:table-cell>
          <table:covered-table-cell/>
        </table:table-row>
        <table:table-row table:style-name="Таблица3.5">
          <table:covered-table-cell/>
          <table:covered-table-cell/>
          <table:table-cell table:style-name="Таблица3.A3" office:value-type="string">
            <text:p text:style-name="P10">1</text:p>
          </table:table-cell>
          <table:table-cell table:style-name="Таблица3.A3" table:number-columns-spanned="2" office:value-type="string">
            <text:p text:style-name="P12">минуты</text:p>
          </table:table-cell>
          <table:covered-table-cell/>
          <table:table-cell table:style-name="Таблица3.F3" table:number-columns-spanned="2" office:value-type="string">
            <text:p text:style-name="P3"/>
          </table:table-cell>
          <table:covered-table-cell/>
        </table:table-row>
        <table:table-row table:style-name="Таблица3.5">
          <table:covered-table-cell/>
          <table:covered-table-cell/>
          <table:table-cell table:style-name="Таблица3.A3" office:value-type="string">
            <text:p text:style-name="P10">1</text:p>
          </table:table-cell>
          <table:table-cell table:style-name="Таблица3.A3" table:number-columns-spanned="2" office:value-type="string">
            <text:p text:style-name="P12">Час (0-23)</text:p>
          </table:table-cell>
          <table:covered-table-cell/>
          <table:table-cell table:style-name="Таблица3.F3" table:number-columns-spanned="2" office:value-type="string">
            <text:p text:style-name="P3"/>
          </table:table-cell>
          <table:covered-table-cell/>
        </table:table-row>
        <table:table-row table:style-name="Таблица3.5">
          <table:covered-table-cell/>
          <table:covered-table-cell/>
          <table:table-cell table:style-name="Таблица3.A3" office:value-type="string">
            <text:p text:style-name="P10">1</text:p>
          </table:table-cell>
          <table:table-cell table:style-name="Таблица3.A3" table:number-columns-spanned="2" office:value-type="string">
            <text:p text:style-name="P12">День месяца</text:p>
          </table:table-cell>
          <table:covered-table-cell/>
          <table:table-cell table:style-name="Таблица3.F3" table:number-columns-spanned="2" office:value-type="string">
            <text:p text:style-name="P3"/>
          </table:table-cell>
          <table:covered-table-cell/>
        </table:table-row>
        <table:table-row table:style-name="Таблица3.5">
          <table:covered-table-cell/>
          <table:covered-table-cell/>
          <table:table-cell table:style-name="Таблица3.A3" office:value-type="string">
            <text:p text:style-name="P10">1</text:p>
          </table:table-cell>
          <table:table-cell table:style-name="Таблица3.A3" table:number-columns-spanned="2" office:value-type="string">
            <text:p text:style-name="P12">месяц</text:p>
          </table:table-cell>
          <table:covered-table-cell/>
          <table:table-cell table:style-name="Таблица3.F3" table:number-columns-spanned="2" office:value-type="string">
            <text:p text:style-name="P3"/>
          </table:table-cell>
          <table:covered-table-cell/>
        </table:table-row>
        <table:table-row table:style-name="Таблица3.1">
          <table:covered-table-cell/>
          <table:covered-table-cell/>
          <table:table-cell table:style-name="Таблица3.A3" office:value-type="string">
            <text:p text:style-name="P10">1</text:p>
          </table:table-cell>
          <table:table-cell table:style-name="Таблица3.A3" table:number-columns-spanned="2" office:value-type="string">
            <text:p text:style-name="P12">Год-2000</text:p>
          </table:table-cell>
          <table:covered-table-cell/>
          <table:table-cell table:style-name="Таблица3.F3" table:number-columns-spanned="2" office:value-type="string">
            <text:p text:style-name="P3"/>
          </table:table-cell>
          <table:covered-table-cell/>
        </table:table-row>
      </table:table>
      <text:p text:style-name="Standard"/>
      <text:p text:style-name="Standard"/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table:number-columns-spanned="4" office:value-type="string">
            <text:p text:style-name="P4"/>
            <text:p text:style-name="P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"/>
          </table:table-cell>
          <table:covered-table-cell/>
          <table:table-cell table:style-name="Таблица5.G1" office:value-type="string">
            <text:p text:style-name="P3"/>
          </table:table-cell>
        </table:table-row>
        <table:table-row table:style-name="Таблица5.1">
          <table:table-cell table:style-name="Таблица5.A2" table:number-columns-spanned="7" office:value-type="string">
            <text:p text:style-name="P26">Ключи доступа (команда 3,6,16) для МКД-0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3" office:value-type="string">
            <text:p text:style-name="P23"><text:span text:style-name="T11">0</text:span><text:span text:style-name="T11">x7</text:span><text:span text:style-name="T11">00</text:span></text:p>
          </table:table-cell>
          <table:table-cell table:style-name="Таблица5.B3" office:value-type="float" office:value="510">
            <text:p text:style-name="P4">510</text:p>
          </table:table-cell>
          <table:table-cell table:style-name="Таблица5.A3" office:value-type="string">
            <text:p text:style-name="P4"/>
          </table:table-cell>
          <table:table-cell table:style-name="Таблица5.A3" table:number-columns-spanned="2" office:value-type="string">
            <text:p text:style-name="P3"/>
          </table:table-cell>
          <table:covered-table-cell/>
          <table:table-cell table:style-name="Таблица5.F3" table:number-columns-spanned="2" office:value-type="string">
            <text:p text:style-name="P3"/>
          </table:table-cell>
          <table:covered-table-cell/>
        </table:table-row>
        <table:table-row table:style-name="Таблица5.1">
          <table:table-cell table:style-name="Таблица5.A3" office:value-type="string">
            <text:p text:style-name="P4"/>
          </table:table-cell>
          <table:table-cell table:style-name="Таблица5.A3" office:value-type="string">
            <text:p text:style-name="P4"/>
          </table:table-cell>
          <table:table-cell table:style-name="Таблица5.A3" office:value-type="string">
            <text:p text:style-name="P4"/>
          </table:table-cell>
          <table:table-cell table:style-name="Таблица5.A3" table:number-columns-spanned="2" office:value-type="string">
            <text:p text:style-name="P3">Структура </text:p>
          </table:table-cell>
          <table:covered-table-cell/>
          <table:table-cell table:style-name="Таблица5.F3" table:number-columns-spanned="2" office:value-type="string">
            <text:p text:style-name="P3"/>
          </table:table-cell>
          <table:covered-table-cell/>
        </table:table-row>
        <table:table-row table:style-name="Таблица5.5">
          <table:table-cell table:style-name="Таблица5.A3" table:number-columns-spanned="2" office:value-type="string">
            <text:p text:style-name="P4"/>
          </table:table-cell>
          <table:covered-table-cell/>
          <table:table-cell table:style-name="Таблица5.B3" office:value-type="float" office:value="2">
            <text:p text:style-name="P10">2</text:p>
          </table:table-cell>
          <table:table-cell table:style-name="Таблица5.A3" table:number-columns-spanned="2" office:value-type="string">
            <text:p text:style-name="P12">Код ключа</text:p>
          </table:table-cell>
          <table:covered-table-cell/>
          <table:table-cell table:style-name="Таблица5.F3" table:number-columns-spanned="2" office:value-type="string">
            <text:p text:style-name="P3"/>
          </table:table-cell>
          <table:covered-table-cell/>
        </table:table-row>
      </table:table>
      <text:p text:style-name="P24"/>
      <text:p text:style-name="P24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table:number-columns-spanned="5" office:value-type="string">
            <text:p text:style-name="P9">АРХИВЫ</text:p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2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office:value-type="string">
            <text:p text:style-name="P21"><text:span text:style-name="T5">0</text:span><text:span text:style-name="T9">x</text:span><text:span text:style-name="T5">6000</text:span></text:p>
          </table:table-cell>
          <table:table-cell table:style-name="Таблица4.A3" office:value-type="string">
            <text:p text:style-name="P4">100*7</text:p>
          </table:table-cell>
          <table:table-cell table:style-name="Таблица4.C3" office:value-type="string">
            <text:p text:style-name="P4"/>
          </table:table-cell>
          <table:table-cell table:style-name="Таблица4.C3" office:value-type="string">
            <text:p text:style-name="P3">100 замеров по 7 регистров</text:p>
            <text:p text:style-name="P2">(кольцевой буфер)</text:p>
          </table:table-cell>
          <table:table-cell table:style-name="Таблица4.E3" office:value-type="string">
            <text:p text:style-name="P14">description</text:p>
          </table:table-cell>
        </table:table-row>
        <table:table-row table:style-name="Таблица4.1">
          <table:table-cell table:style-name="Таблица4.A2" table:number-columns-spanned="5" office:value-type="string">
            <text:p text:style-name="P8"/>
            <text:p text:style-name="P8">Архивы ДНС (команда 4)</text:p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office:value-type="string">
            <text:p text:style-name="P4"/>
          </table:table-cell>
          <table:table-cell table:style-name="Таблица4.A3" office:value-type="string">
            <text:p text:style-name="P4"/>
          </table:table-cell>
          <table:table-cell table:style-name="Таблица4.C3" office:value-type="string">
            <text:p text:style-name="P4"/>
          </table:table-cell>
          <table:table-cell table:style-name="Таблица4.C3" office:value-type="string">
            <text:p text:style-name="P3">Структура замера</text:p>
          </table:table-cell>
          <table:table-cell table:style-name="Таблица4.E3" office:value-type="string">
            <text:p text:style-name="P3"/>
          </table:table-cell>
        </table:table-row>
        <table:table-row table:style-name="Таблица4.6">
          <table:table-cell table:style-name="Таблица4.A3" table:number-rows-spanned="5" table:number-columns-spanned="2" office:value-type="string">
            <text:p text:style-name="P4"/>
          </table:table-cell>
          <table:covered-table-cell/>
          <table:table-cell table:style-name="Таблица4.A3" office:value-type="string">
            <text:p text:style-name="P10">2</text:p>
          </table:table-cell>
          <table:table-cell table:style-name="Таблица4.C3" office:value-type="string">
            <text:p text:style-name="P22"><text:span text:style-name="T10">TimeStamp</text:span><text:span text:style-name="T6"> замера </text:span><text:span text:style-name="T10">UNIX</text:span></text:p>
            <text:p text:style-name="P11"/>
          </table:table-cell>
          <table:table-cell table:style-name="Таблица4.E3" office:value-type="string">
            <text:p text:style-name="P22"><text:span text:style-name="T5">Секунды </text:span><text:span text:style-name="T9">c</text:span><text:span text:style-name="T5"> 2000 года</text:span></text:p>
          </table:table-cell>
        </table:table-row>
        <table:table-row table:style-name="Таблица4.7">
          <table:covered-table-cell/>
          <table:covered-table-cell/>
          <table:table-cell table:style-name="Таблица4.A3" office:value-type="string">
            <text:p text:style-name="P10">1</text:p>
          </table:table-cell>
          <table:table-cell table:style-name="Таблица4.C3" office:value-type="string">
            <text:p text:style-name="P12">Интервал замера</text:p>
          </table:table-cell>
          <table:table-cell table:style-name="Таблица4.E3" office:value-type="string">
            <text:p text:style-name="P3">минуты</text:p>
          </table:table-cell>
        </table:table-row>
        <table:table-row table:style-name="Таблица4.7">
          <table:covered-table-cell/>
          <table:covered-table-cell/>
          <table:table-cell table:style-name="Таблица4.A3" office:value-type="string">
            <text:p text:style-name="P10">2</text:p>
          </table:table-cell>
          <table:table-cell table:style-name="Таблица4.C3" office:value-type="string">
            <text:p text:style-name="P12">Значение замера</text:p>
          </table:table-cell>
          <table:table-cell table:style-name="Таблица4.E3" office:value-type="string">
            <text:p text:style-name="P3">К-во фронтов </text:p>
          </table:table-cell>
        </table:table-row>
        <table:table-row table:style-name="Таблица4.7">
          <table:covered-table-cell/>
          <table:covered-table-cell/>
          <table:table-cell table:style-name="Таблица4.A3" office:value-type="string">
            <text:p text:style-name="P10">1</text:p>
          </table:table-cell>
          <table:table-cell table:style-name="Таблица4.C3" office:value-type="string">
            <text:p text:style-name="P12">Номер отвода</text:p>
          </table:table-cell>
          <table:table-cell table:style-name="Таблица4.E3" office:value-type="string">
            <text:p text:style-name="P3"><text:span text:style-name="T13">0</text:span>-7</text:p>
          </table:table-cell>
        </table:table-row>
        <table:table-row table:style-name="Таблица4.1">
          <table:covered-table-cell/>
          <table:covered-table-cell/>
          <table:table-cell table:style-name="Таблица4.A3" office:value-type="string">
            <text:p text:style-name="P10">1</text:p>
          </table:table-cell>
          <table:table-cell table:style-name="Таблица4.C3" office:value-type="string">
            <text:p text:style-name="P12">Контрольная сумма </text:p>
          </table:table-cell>
          <table:table-cell table:style-name="Таблица4.E3" office:value-type="string">
            <text:p text:style-name="P3">Сумма всех байтов </text:p>
          </table:table-cell>
        </table:table-row>
      </table:table>
      <text:p text:style-name="Standard"/>
      <text:p text:style-name="Standard"/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table:number-columns-spanned="5" office:value-type="string">
            <text:p text:style-name="P8"/>
            <text:p text:style-name="P8">Архивы давлений (команда 4)</text:p>
          </table:table-cell>
          <table:covered-table-cell/>
          <table:covered-table-cell/>
          <table:covered-table-cell/>
          <table:covered-table-cell/>
        </table:table-row>
        <table:table-row table:style-name="Таблица8.1">
          <table:table-cell table:style-name="Таблица8.A2" office:value-type="string">
            <text:p text:style-name="P4"/>
          </table:table-cell>
          <table:table-cell table:style-name="Таблица8.A2" office:value-type="string">
            <text:p text:style-name="P4"/>
          </table:table-cell>
          <table:table-cell table:style-name="Таблица8.C2" office:value-type="string">
            <text:p text:style-name="P4"/>
          </table:table-cell>
          <table:table-cell table:style-name="Таблица8.C2" office:value-type="string">
            <text:p text:style-name="P3">Структура замера</text:p>
          </table:table-cell>
          <table:table-cell table:style-name="Таблица8.E2" office:value-type="string">
            <text:p text:style-name="P3"/>
          </table:table-cell>
        </table:table-row>
        <table:table-row table:style-name="Таблица8.3">
          <table:table-cell table:style-name="Таблица8.A2" table:number-rows-spanned="5" table:number-columns-spanned="2" office:value-type="string">
            <text:p text:style-name="P4"/>
          </table:table-cell>
          <table:covered-table-cell/>
          <table:table-cell table:style-name="Таблица8.A2" office:value-type="string">
            <text:p text:style-name="P10">2</text:p>
          </table:table-cell>
          <table:table-cell table:style-name="Таблица8.C2" office:value-type="string">
            <text:p text:style-name="P22"><text:span text:style-name="T10">TimeStamp</text:span><text:span text:style-name="T6"> замера </text:span><text:span text:style-name="T10">UNIX</text:span></text:p>
            <text:p text:style-name="P11"/>
          </table:table-cell>
          <table:table-cell table:style-name="Таблица8.E2" office:value-type="string">
            <text:p text:style-name="P22"><text:span text:style-name="T5">Секунды </text:span><text:span text:style-name="T9">c</text:span><text:span text:style-name="T5"> 2000 года</text:span></text:p>
          </table:table-cell>
        </table:table-row>
        <table:table-row table:style-name="Таблица8.4">
          <table:covered-table-cell/>
          <table:covered-table-cell/>
          <table:table-cell table:style-name="Таблица8.A2" office:value-type="string">
            <text:p text:style-name="P10">1</text:p>
          </table:table-cell>
          <table:table-cell table:style-name="Таблица8.C2" office:value-type="string">
            <text:p text:style-name="P12">Интервал замера</text:p>
          </table:table-cell>
          <table:table-cell table:style-name="Таблица8.E2" office:value-type="string">
            <text:p text:style-name="P3">минуты</text:p>
          </table:table-cell>
        </table:table-row>
        <table:table-row table:style-name="Таблица8.4">
          <table:covered-table-cell/>
          <table:covered-table-cell/>
          <table:table-cell table:style-name="Таблица8.A2" office:value-type="string">
            <text:p text:style-name="P10">2</text:p>
          </table:table-cell>
          <table:table-cell table:style-name="Таблица8.C2" office:value-type="string">
            <text:p text:style-name="P12">Значение замера</text:p>
          </table:table-cell>
          <table:table-cell table:style-name="Таблица8.E2" office:value-type="string">
            <text:p text:style-name="P3">К-во фронтов </text:p>
          </table:table-cell>
        </table:table-row>
        <table:table-row table:style-name="Таблица8.6">
          <table:covered-table-cell/>
          <table:covered-table-cell/>
          <table:table-cell table:style-name="Таблица8.A2" office:value-type="string">
            <text:p text:style-name="P10">1</text:p>
          </table:table-cell>
          <table:table-cell table:style-name="Таблица8.C2" office:value-type="string">
            <text:p text:style-name="P12">Тип архива</text:p>
          </table:table-cell>
          <table:table-cell table:style-name="Таблица8.E2" office:value-type="string">
            <text:p text:style-name="P3">80 -ТИТ1</text:p>
            <text:p text:style-name="P3">81 -ТИТ2</text:p>
          </table:table-cell>
        </table:table-row>
        <table:table-row table:style-name="Таблица8.1">
          <table:covered-table-cell/>
          <table:covered-table-cell/>
          <table:table-cell table:style-name="Таблица8.A2" office:value-type="string">
            <text:p text:style-name="P10">1</text:p>
          </table:table-cell>
          <table:table-cell table:style-name="Таблица8.C2" office:value-type="string">
            <text:p text:style-name="P12">Контрольная сумма </text:p>
          </table:table-cell>
          <table:table-cell table:style-name="Таблица8.E2" office:value-type="string">
            <text:p text:style-name="P3">Сумма всех байтов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table:number-columns-spanned="5" office:value-type="string">
            <text:p text:style-name="P26">Архивы доступа (команда 4) для МКД-01</text:p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2" office:value-type="string">
            <text:p text:style-name="P4"/>
          </table:table-cell>
          <table:table-cell table:style-name="Таблица6.A2" office:value-type="string">
            <text:p text:style-name="P4"/>
          </table:table-cell>
          <table:table-cell table:style-name="Таблица6.C2" office:value-type="string">
            <text:p text:style-name="P4"/>
          </table:table-cell>
          <table:table-cell table:style-name="Таблица6.C2" office:value-type="string">
            <text:p text:style-name="P3"/>
          </table:table-cell>
          <table:table-cell table:style-name="Таблица6.E2" office:value-type="string">
            <text:p text:style-name="P14"/>
          </table:table-cell>
        </table:table-row>
        <table:table-row table:style-name="Таблица6.1">
          <table:table-cell table:style-name="Таблица6.A2" office:value-type="string">
            <text:p text:style-name="P4"/>
          </table:table-cell>
          <table:table-cell table:style-name="Таблица6.A2" office:value-type="string">
            <text:p text:style-name="P4"/>
          </table:table-cell>
          <table:table-cell table:style-name="Таблица6.C2" office:value-type="string">
            <text:p text:style-name="P4"/>
          </table:table-cell>
          <table:table-cell table:style-name="Таблица6.C2" office:value-type="string">
            <text:p text:style-name="P3">Структура замера</text:p>
          </table:table-cell>
          <table:table-cell table:style-name="Таблица6.E2" office:value-type="string">
            <text:p text:style-name="P3"/>
          </table:table-cell>
        </table:table-row>
        <table:table-row table:style-name="Таблица6.4">
          <table:table-cell table:style-name="Таблица6.A2" table:number-rows-spanned="5" table:number-columns-spanned="2" office:value-type="string">
            <text:p text:style-name="P4"/>
          </table:table-cell>
          <table:covered-table-cell/>
          <table:table-cell table:style-name="Таблица6.A2" office:value-type="string">
            <text:p text:style-name="P10">2</text:p>
          </table:table-cell>
          <table:table-cell table:style-name="Таблица6.C2" office:value-type="string">
            <text:p text:style-name="P22"><text:span text:style-name="T10">TimeStamp</text:span><text:span text:style-name="T6"> замера </text:span><text:span text:style-name="T10">UNIX</text:span></text:p>
            <text:p text:style-name="P11"/>
          </table:table-cell>
          <table:table-cell table:style-name="Таблица6.E2" office:value-type="string">
            <text:p text:style-name="P22"><text:span text:style-name="T5">Секунды </text:span><text:span text:style-name="T9">c</text:span><text:span text:style-name="T5"> 2000 года</text:span></text:p>
          </table:table-cell>
        </table:table-row>
        <table:table-row table:style-name="Таблица6.5">
          <table:covered-table-cell/>
          <table:covered-table-cell/>
          <table:table-cell table:style-name="Таблица6.A2" office:value-type="string">
            <text:p text:style-name="P10">1</text:p>
          </table:table-cell>
          <table:table-cell table:style-name="Таблица6.C2" office:value-type="string">
            <text:p text:style-name="P12">Порядковый номер ключа в базе контроллера</text:p>
            <text:p text:style-name="P12"/>
          </table:table-cell>
          <table:table-cell table:style-name="Таблица6.E2" office:value-type="string">
            <text:p text:style-name="P3">0-255</text:p>
          </table:table-cell>
        </table:table-row>
        <table:table-row table:style-name="Таблица6.6">
          <table:covered-table-cell/>
          <table:covered-table-cell/>
          <table:table-cell table:style-name="Таблица6.A2" office:value-type="string">
            <text:p text:style-name="P10"/>
            <text:p text:style-name="P10"/>
            <text:p text:style-name="P10">2</text:p>
          </table:table-cell>
          <table:table-cell table:style-name="Таблица6.C2" office:value-type="string">
            <text:p text:style-name="P12">Код ключа</text:p>
            <text:p text:style-name="P12"/>
          </table:table-cell>
          <table:table-cell table:style-name="Таблица6.E2" office:value-type="string">
            <text:p text:style-name="P3">Младшие 4 байта кода ключа</text:p>
            <text:p text:style-name="P3">0<text:span text:style-name="T13">x55555555 </text:span>ключ диспетчера</text:p>
            <text:p text:style-name="P3"/>
          </table:table-cell>
        </table:table-row>
        <table:table-row table:style-name="Таблица6.7">
          <table:covered-table-cell/>
          <table:covered-table-cell/>
          <table:table-cell table:style-name="Таблица6.A2" office:value-type="string">
            <text:p text:style-name="P10">1</text:p>
          </table:table-cell>
          <table:table-cell table:style-name="Таблица6.C2" office:value-type="string">
            <text:p text:style-name="P12">Код архива</text:p>
          </table:table-cell>
          <table:table-cell table:style-name="Таблица6.E2" office:value-type="string">
            <text:p text:style-name="P3">150 (приход)</text:p>
            <text:p text:style-name="P3">151 (уход)</text:p>
            <text:p text:style-name="P3">30( взят под охрану)</text:p>
            <text:p text:style-name="P3">31(снят сохраны)</text:p>
            <text:p text:style-name="P3">32 (тревога)</text:p>
          </table:table-cell>
        </table:table-row>
        <table:table-row table:style-name="Таблица6.1">
          <table:covered-table-cell/>
          <table:covered-table-cell/>
          <table:table-cell table:style-name="Таблица6.A2" office:value-type="string">
            <text:p text:style-name="P10">1</text:p>
          </table:table-cell>
          <table:table-cell table:style-name="Таблица6.C2" office:value-type="string">
            <text:p text:style-name="P12">Контрольная сумма </text:p>
          </table:table-cell>
          <table:table-cell table:style-name="Таблица6.E2" office:value-type="string">
            <text:p text:style-name="P3">Сумма всех байтов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table:number-columns-spanned="5" office:value-type="string">
            <text:p text:style-name="P26">Архивы изменения ТС (команда 4)</text:p>
            <text:p text:style-name="Standard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Таблица7.1">
          <table:table-cell table:style-name="Таблица7.A2" office:value-type="string">
            <text:p text:style-name="P4"/>
          </table:table-cell>
          <table:table-cell table:style-name="Таблица7.A2" office:value-type="string">
            <text:p text:style-name="P4"/>
          </table:table-cell>
          <table:table-cell table:style-name="Таблица7.C2" office:value-type="string">
            <text:p text:style-name="P4"/>
          </table:table-cell>
          <table:table-cell table:style-name="Таблица7.C2" office:value-type="string">
            <text:p text:style-name="P3"/>
          </table:table-cell>
          <table:table-cell table:style-name="Таблица7.E2" office:value-type="string">
            <text:p text:style-name="P14"/>
          </table:table-cell>
        </table:table-row>
        <table:table-row table:style-name="Таблица7.1">
          <table:table-cell table:style-name="Таблица7.A2" office:value-type="string">
            <text:p text:style-name="P4"/>
          </table:table-cell>
          <table:table-cell table:style-name="Таблица7.A2" office:value-type="string">
            <text:p text:style-name="P4"/>
          </table:table-cell>
          <table:table-cell table:style-name="Таблица7.C2" office:value-type="string">
            <text:p text:style-name="P4"/>
          </table:table-cell>
          <table:table-cell table:style-name="Таблица7.C2" office:value-type="string">
            <text:p text:style-name="P3">Структура замера</text:p>
          </table:table-cell>
          <table:table-cell table:style-name="Таблица7.E2" office:value-type="string">
            <text:p text:style-name="P3"/>
          </table:table-cell>
        </table:table-row>
        <table:table-row table:style-name="Таблица7.4">
          <table:table-cell table:style-name="Таблица7.A2" table:number-rows-spanned="5" table:number-columns-spanned="2" office:value-type="string">
            <text:p text:style-name="P4"/>
          </table:table-cell>
          <table:covered-table-cell/>
          <table:table-cell table:style-name="Таблица7.A2" office:value-type="string">
            <text:p text:style-name="P10">2</text:p>
          </table:table-cell>
          <table:table-cell table:style-name="Таблица7.C2" office:value-type="string">
            <text:p text:style-name="P22"><text:span text:style-name="T10">TimeStamp</text:span><text:span text:style-name="T6"> замера </text:span><text:span text:style-name="T10">UNIX</text:span></text:p>
            <text:p text:style-name="P11"/>
          </table:table-cell>
          <table:table-cell table:style-name="Таблица7.E2" office:value-type="string">
            <text:p text:style-name="P22"><text:span text:style-name="T5">Секунды </text:span><text:span text:style-name="T9">c</text:span><text:span text:style-name="T5"> 2000 года</text:span></text:p>
          </table:table-cell>
        </table:table-row>
        <table:table-row table:style-name="Таблица7.5">
          <table:covered-table-cell/>
          <table:covered-table-cell/>
          <table:table-cell table:style-name="Таблица7.A2" office:value-type="string">
            <text:p text:style-name="P10">1</text:p>
          </table:table-cell>
          <table:table-cell table:style-name="Таблица7.C2" office:value-type="string">
            <text:p text:style-name="P12">Номер ТС</text:p>
          </table:table-cell>
          <table:table-cell table:style-name="Таблица7.E2" office:value-type="string">
            <text:p text:style-name="P3">01 <text:s/>– 08</text:p>
          </table:table-cell>
        </table:table-row>
        <table:table-row table:style-name="Таблица7.6">
          <table:covered-table-cell/>
          <table:covered-table-cell/>
          <table:table-cell table:style-name="Таблица7.A2" office:value-type="string">
            <text:p text:style-name="P10">2</text:p>
          </table:table-cell>
          <table:table-cell table:style-name="Таблица7.C2" office:value-type="string">
            <text:p text:style-name="P12">Значение ТС после изменения </text:p>
          </table:table-cell>
          <table:table-cell table:style-name="Таблица7.E2" office:value-type="string">
            <text:p text:style-name="P3">0 или 1</text:p>
          </table:table-cell>
        </table:table-row>
        <table:table-row table:style-name="Таблица7.7">
          <table:covered-table-cell/>
          <table:covered-table-cell/>
          <table:table-cell table:style-name="Таблица7.A2" office:value-type="string">
            <text:p text:style-name="P10">1</text:p>
          </table:table-cell>
          <table:table-cell table:style-name="Таблица7.C2" office:value-type="string">
            <text:p text:style-name="P12">Код архива</text:p>
          </table:table-cell>
          <table:table-cell table:style-name="Таблица7.E2" office:value-type="string">
            <text:p text:style-name="P3">20 </text:p>
            <text:p text:style-name="P3"/>
          </table:table-cell>
        </table:table-row>
        <table:table-row table:style-name="Таблица7.1">
          <table:covered-table-cell/>
          <table:covered-table-cell/>
          <table:table-cell table:style-name="Таблица7.A2" office:value-type="string">
            <text:p text:style-name="P10">1</text:p>
          </table:table-cell>
          <table:table-cell table:style-name="Таблица7.C2" office:value-type="string">
            <text:p text:style-name="P12">Контрольная сумма </text:p>
          </table:table-cell>
          <table:table-cell table:style-name="Таблица7.E2" office:value-type="string">
            <text:p text:style-name="P3">Сумма всех байтов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fo:font-weight="bold" style:font-weight-asian="bold"/>
    </style:style>
    <style:style style:name="WW8Num2z0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number text:level="1" text:style-name="WW8Num4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0" style:num-format="1" text:start-value="16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0" style:num-format="1" text:start-value="1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9-30T11:48:49.71</meta:creation-date>
    <dc:date>2016-02-08T16:23:53.65</dc:date>
    <meta:editing-duration>PT01H32M21S</meta:editing-duration>
    <meta:editing-cycles>5</meta:editing-cycles>
    <meta:generator>OpenOffice.org/3.0$Win32 OpenOffice.org_project/300m9$Build-9358</meta:generator>
    <meta:document-statistic meta:table-count="8" meta:image-count="0" meta:object-count="0" meta:page-count="5" meta:paragraph-count="234" meta:word-count="492" meta:character-count="3030"/>
    <meta:user-defined meta:name="Поле 1"/>
    <meta:user-defined meta:name="Поле 2"/>
    <meta:user-defined meta:name="Поле 3"/>
    <meta:user-defined meta:name="Поле 4"/>
  </office:meta>
</office:document-meta>
</file>